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c925" officeooo:paragraph-rsid="0009c925"/>
    </style:style>
    <style:style style:name="P2" style:family="paragraph" style:parent-style-name="Standard">
      <style:text-properties officeooo:rsid="000c8ed9" officeooo:paragraph-rsid="000c8ed9"/>
    </style:style>
    <style:style style:name="P3" style:family="paragraph" style:parent-style-name="Standard">
      <style:text-properties officeooo:rsid="000e10da" officeooo:paragraph-rsid="000e10da"/>
    </style:style>
    <style:style style:name="P4" style:family="paragraph" style:parent-style-name="Standard">
      <style:text-properties officeooo:rsid="0013a28f" officeooo:paragraph-rsid="0013a28f"/>
    </style:style>
    <style:style style:name="P5" style:family="paragraph" style:parent-style-name="Standard">
      <style:text-properties officeooo:rsid="0013a28f" officeooo:paragraph-rsid="00190049"/>
    </style:style>
    <style:style style:name="P6" style:family="paragraph" style:parent-style-name="Standard">
      <style:text-properties officeooo:rsid="0015e91b" officeooo:paragraph-rsid="0015e91b"/>
    </style:style>
    <style:style style:name="P7" style:family="paragraph" style:parent-style-name="Standard">
      <style:text-properties officeooo:rsid="0016beba" officeooo:paragraph-rsid="0016beba"/>
    </style:style>
    <style:style style:name="T1" style:family="text">
      <style:text-properties officeooo:rsid="000aa908"/>
    </style:style>
    <style:style style:name="T2" style:family="text">
      <style:text-properties officeooo:rsid="000e10da"/>
    </style:style>
    <style:style style:name="T3" style:family="text">
      <style:text-properties officeooo:rsid="000e5a83"/>
    </style:style>
    <style:style style:name="T4" style:family="text">
      <style:text-properties officeooo:rsid="000e7114"/>
    </style:style>
    <style:style style:name="T5" style:family="text">
      <style:text-properties officeooo:rsid="00100b95"/>
    </style:style>
    <style:style style:name="T6" style:family="text">
      <style:text-properties officeooo:rsid="0015f95b"/>
    </style:style>
    <style:style style:name="T7" style:family="text">
      <style:text-properties officeooo:rsid="001809ec"/>
    </style:style>
    <style:style style:name="T8" style:family="text">
      <style:text-properties officeooo:rsid="001900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3 </text:p>
      <text:p text:style-name="P1">orientação a objetos como herança e polimorfismo </text:p>
      <text:p text:style-name="P1">-<text:span text:style-name="T1">herança, polimorfismo e exceções (parte 1) </text:span></text:p>
      <text:p text:style-name="P1"/>
      <text:p text:style-name="P2">Herança: </text:p>
      <text:p text:style-name="P2">-classes que serviram de referência para outras </text:p>
      <text:p text:style-name="P2">-<text:span text:style-name="T2">através da herança, é possível acessar atributos e métodos de uma classe principal, porem instanciando a class que herda da classe principal </text:span></text:p>
      <text:p text:style-name="P2"/>
      <text:p text:style-name="P3">Sobrecarga: </text:p>
      <text:p text:style-name="P3">-<text:span text:style-name="T3">é quando em uma função, um de seus parâmetros já tem um valor definido por padrão, sendo <text:tab/>assim, sendo voluntario enviar um valor para aquele parâmetro no momento da chamada da <text:tab/>função, justamente porque ela já tem um valor padrão</text:span></text:p>
      <text:p text:style-name="P3"/>
      <text:p text:style-name="P3"><text:span text:style-name="T4">Polimorfismo </text:span></text:p>
      <text:p text:style-name="P3">-<text:span text:style-name="T5">por exemplo, em uma class que herda uma class pai, esta class que herdou, se de dentro de um método desta, eu quiser invocar o método da class que foi herdada, eu posso chamar este método usando a função ‘super()’, seguindo do nome do método(), </text:span></text:p>
      <text:p text:style-name="P3"/>
      <text:p text:style-name="P4">Exceção </text:p>
      <text:p text:style-name="P5">-serve para facilitar e tratar determinado tipo de erro esperado ou possível</text:p>
      <text:p text:style-name="P5">-<text:span text:style-name="T8">serve para caso de algum erro, não pare o programa, mas apenas exiba o que for determinado em <text:tab/>relação ao erro</text:span> </text:p>
      <text:p text:style-name="P4"/>
      <text:p text:style-name="P6">Herança múltipla </text:p>
      <text:p text:style-name="P6">-<text:span text:style-name="T6">possibilita a subclasse herdar de mais de uma superclasse </text:span></text:p>
      <text:p text:style-name="P6"/>
      <text:p text:style-name="P7">Classes abstratas </text:p>
      <text:p text:style-name="P7">-<text:span text:style-name="T7">classe abstrata não pode ser instanciada, ou seja, sem objetos desta classe </text:span></text:p>
      <text:p text:style-name="P7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6T14:17:43.461000000</meta:creation-date>
    <dc:date>2024-02-16T16:07:34.517000000</dc:date>
    <meta:editing-duration>PT1H49M42S</meta:editing-duration>
    <meta:editing-cycles>17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7" meta:word-count="191" meta:character-count="1170" meta:non-whitespace-character-count="978"/>
  </office:meta>
</office:document-meta>
</file>